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ultipartHttpServletRequest.getServerPo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ltipartHttpServletRequest.isRequestedSessionIdFromUR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ltipartHttpServletRequest.getLoca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ltipartHttpServletRequest.getDateHeader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ltipartHttpServletRequest.getRemoteHo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ltipartHttpServletRequest.isRequestedSessionIdFromCooki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ltipartHttpServletRequest.getServer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ltipartHttpServletRequest.getIntHeader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ltipartHttpServletRequest.getRequestDispatcher( String 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ltipartHttpServletRequest.getLocal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ltipartHttpServletRequest.isRequestedSessionIdVal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ltipartHttpServletRequest.getInputStrea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ltipartHttpServletRequest.getAttributeNam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ltipartHttpServletRequest.setCharacterEncoding( String arg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MultipartHttpServletRequest.cleanup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MultipartHttpServletRequest.getAttribut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ltipartHttpServletRequest.getAuth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ltipartHttpServletRequest.getParameterMa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ltipartHttpServletRequest.getHeaders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ltipartHttpServletRequest.getSes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ltipartHttpServletRequest.get( String name )</text:p>
          </table:table-cell>
          <table:table-cell office:value-type="float" office:value="7">
            <text:p text:style-name="Table_20_Contents">7</text:p>
          </table:table-cell>
          <table:table-cell office:value-type="float" office:value="6">
            <text:p text:style-name="Table_20_Contents">6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MultipartHttpServletRequest.getServlet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ltipartHttpServletRequest.getContentLeng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ltipartHttpServletRequest.setAttribute( String name , Object 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ltipartHttpServletRequest.getSche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ltipartHttpServletRequest.getSession( boolean cre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ltipartHttpServletRequest.getRemoteAdd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ltipartHttpServletRequest.getParameter( String nam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MultipartHttpServletRequest.getRealPath( String 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ltipartHttpServletRequest.getContext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ltipartHttpServletRequest.isSecur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ltipartHttpServletRequest.removeAttribut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ltipartHttpServletRequest.getUserPrincip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ltipartHttpServletRequest.getPathTransla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ltipartHttpServletRequest.getHeader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ltipartHttpServletRequest.get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ltipartHttpServletRequest.getPathInf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ltipartHttpServletRequest.getRequestUR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ltipartHttpServletRequest.getRequestedSession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ltipartHttpServletRequest.isUserInRole( String ro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ltipartHttpServletRequest.getRea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ltipartHttpServletRequest.getParameterNam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MultipartHttpServletRequest.getRequestUR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ltipartHttpServletRequest.getProtoco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ltipartHttpServletRequest.getCook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ltipartHttpServletRequest.getConten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ltipartHttpServletRequest.getCharacterEncod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ltipartHttpServletRequest.MultipartHttpServletRequest( HttpServletRequest request , Hashtable valu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ultipartHttpServletRequest.isRequestedSessionIdFromUr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ltipartHttpServletRequest.getQuery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ltipartHttpServletRequest.getRemoteUs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ltipartHttpServletRequest.getHeaderNam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ltipartHttpServletRequest.getParameterValues( String nam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19">
            <text:p text:style-name="Table_20_Contents">1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